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3" style:family="table">
      <style:table-properties style:width="19.711cm" fo:margin-left="-1.614cm" fo:margin-top="0cm" fo:margin-bottom="0cm" table:align="left"/>
    </style:style>
    <style:style style:name="Table3.A" style:family="table-column">
      <style:table-column-properties style:column-width="0.979cm"/>
    </style:style>
    <style:style style:name="Table3.B" style:family="table-column">
      <style:table-column-properties style:column-width="5.715cm"/>
    </style:style>
    <style:style style:name="Table3.C" style:family="table-column">
      <style:table-column-properties style:column-width="2.752cm"/>
    </style:style>
    <style:style style:name="Table3.D" style:family="table-column">
      <style:table-column-properties style:column-width="3.649cm"/>
    </style:style>
    <style:style style:name="Table3.E" style:family="table-column">
      <style:table-column-properties style:column-width="2.487cm"/>
    </style:style>
    <style:style style:name="Table3.F" style:family="table-column">
      <style:table-column-properties style:column-width="4.1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99999" fo:padding="0.176cm" fo:border="0.75pt solid #666666">
        <style:background-image/>
      </style:table-cell-properties>
    </style:style>
    <style:style style:name="Table3.A2" style:family="table-cell">
      <style:table-cell-properties style:vertical-align="" fo:background-color="#ffffff" fo:padding="0.176cm" fo:border="0.75pt solid #666666">
        <style:background-image/>
      </style:table-cell-properties>
    </style:style>
    <style:style style:name="Table4" style:family="table">
      <style:table-properties style:width="17.621cm" fo:margin-left="-0.82cm" fo:margin-top="0cm" fo:margin-bottom="0cm" table:align="left"/>
    </style:style>
    <style:style style:name="Table4.A" style:family="table-column">
      <style:table-column-properties style:column-width="6.165cm"/>
    </style:style>
    <style:style style:name="Table4.B" style:family="table-column">
      <style:table-column-properties style:column-width="2.723cm"/>
    </style:style>
    <style:style style:name="Table4.C" style:family="table-column">
      <style:table-column-properties style:column-width="3.177cm"/>
    </style:style>
    <style:style style:name="Table4.D" style:family="table-column">
      <style:table-column-properties style:column-width="5.55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176cm" fo:border="0.7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language="en" fo:country="GB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Heading_20_3">
      <style:paragraph-properties fo:margin-left="0.635cm" fo:margin-right="0cm" fo:text-indent="0cm" style:auto-text-indent="false"/>
      <style:text-properties fo:language="en" fo:country="GB"/>
    </style:style>
    <style:style style:name="P5" style:family="paragraph" style:parent-style-name="Heading_20_3">
      <style:paragraph-properties fo:text-indent="0cm" style:auto-text-indent="false"/>
      <style:text-properties fo:language="en" fo:country="GB"/>
    </style:style>
    <style:style style:name="P6" style:family="paragraph" style:parent-style-name="Standard">
      <style:paragraph-properties fo:margin-left="0.953cm" fo:margin-right="0cm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8" style:family="paragraph" style:parent-style-name="Heading_20_3">
      <style:paragraph-properties fo:margin-left="0.635cm" fo:margin-right="0cm" fo:text-indent="-0.635cm" style:auto-text-indent="false"/>
      <style:text-properties fo:language="en" fo:country="GB"/>
    </style:style>
    <style:style style:name="P9" style:family="paragraph" style:parent-style-name="Heading_20_3">
      <style:paragraph-properties fo:margin-left="1.27cm" fo:margin-right="0cm" fo:text-indent="0.635cm" style:auto-text-indent="false"/>
      <style:text-properties fo:language="en" fo:country="GB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GB" officeooo:rsid="00029c1a" officeooo:paragraph-rsid="00029c1a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fo:language="en" fo:country="GB" officeooo:rsid="00029c1a" officeooo:paragraph-rsid="00029c1a"/>
    </style:style>
    <style:style style:name="P13" style:family="paragraph" style:parent-style-name="Title">
      <style:paragraph-properties fo:text-align="center" style:justify-single-word="false"/>
      <style:text-properties fo:language="en" fo:country="GB" officeooo:paragraph-rsid="00029c1a"/>
    </style:style>
    <style:style style:name="P14" style:family="paragraph" style:parent-style-name="Standard">
      <style:paragraph-properties fo:margin-left="0.953cm" fo:margin-right="0cm" fo:text-align="center" style:justify-single-word="false" fo:text-indent="0cm" style:auto-text-indent="false"/>
      <style:text-properties fo:language="en" fo:country="GB" officeooo:paragraph-rsid="0007ef5e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language="en" fo:country="GB"/>
    </style:style>
    <style:style style:name="P16" style:family="paragraph" style:parent-style-name="Standard">
      <style:paragraph-properties fo:line-height="100%" fo:orphans="0" fo:widows="0"/>
      <style:text-properties fo:language="en" fo:country="GB"/>
    </style:style>
    <style:style style:name="P17" style:family="paragraph" style:parent-style-name="Standard">
      <style:text-properties fo:language="en" fo:country="GB" fo:font-weight="bold" style:font-weight-asian="bold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language="en" fo:country="GB" officeooo:rsid="000383c0" officeooo:paragraph-rsid="000383c0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GB" officeooo:rsid="000383c0" officeooo:paragraph-rsid="000383c0"/>
    </style:style>
    <style:style style:name="P20" style:family="paragraph" style:parent-style-name="Standard">
      <style:paragraph-properties fo:margin-left="0.953cm" fo:margin-right="0cm" fo:text-indent="0cm" style:auto-text-indent="false"/>
      <style:text-properties fo:language="en" fo:country="GB" style:text-underline-style="none" fo:font-weight="normal" officeooo:rsid="00047932" officeooo:paragraph-rsid="00047932" style:font-weight-asian="normal" style:font-weight-complex="normal"/>
    </style:style>
    <style:style style:name="P21" style:family="paragraph" style:parent-style-name="Standard">
      <style:paragraph-properties fo:margin-left="0.953cm" fo:margin-right="0cm" fo:text-indent="0cm" style:auto-text-indent="false"/>
      <style:text-properties fo:language="en" fo:country="GB" officeooo:rsid="00047932" officeooo:paragraph-rsid="00047932"/>
    </style:style>
    <style:style style:name="P22" style:family="paragraph" style:parent-style-name="Standard">
      <style:paragraph-properties fo:margin-left="0.953cm" fo:margin-right="0cm" fo:text-indent="0cm" style:auto-text-indent="false"/>
      <style:text-properties fo:language="en" fo:country="GB" officeooo:paragraph-rsid="000383c0"/>
    </style:style>
    <style:style style:name="P23" style:family="paragraph" style:parent-style-name="Standard">
      <style:paragraph-properties fo:margin-left="0.953cm" fo:margin-right="0cm" fo:text-indent="0cm" style:auto-text-indent="false"/>
      <style:text-properties fo:language="en" fo:country="GB" style:text-underline-style="solid" style:text-underline-width="auto" style:text-underline-color="font-color" fo:font-weight="bold" officeooo:paragraph-rsid="0007ef5e" style:font-weight-asian="bold"/>
    </style:style>
    <style:style style:name="P24" style:family="paragraph" style:parent-style-name="Standard">
      <style:paragraph-properties fo:margin-left="0.953cm" fo:margin-right="0cm" fo:text-indent="0cm" style:auto-text-indent="false"/>
      <style:text-properties fo:language="en" fo:country="GB" officeooo:rsid="0007ef5e" officeooo:paragraph-rsid="0007ef5e"/>
    </style:style>
    <style:style style:name="P25" style:family="paragraph" style:parent-style-name="Heading_20_3">
      <style:text-properties fo:language="en" fo:country="GB" officeooo:paragraph-rsid="000a3e6b"/>
    </style:style>
    <style:style style:name="P26" style:family="paragraph" style:parent-style-name="Standard">
      <style:paragraph-properties fo:margin-left="0.953cm" fo:margin-right="0cm" fo:text-indent="0cm" style:auto-text-indent="false"/>
      <style:text-properties fo:language="en" fo:country="GB" officeooo:rsid="000944c6" officeooo:paragraph-rsid="000944c6" fo:background-color="transparent"/>
    </style:style>
    <style:style style:name="P27" style:family="paragraph" style:parent-style-name="Standard">
      <style:paragraph-properties fo:margin-left="0.953cm" fo:margin-right="0cm" fo:text-indent="0cm" style:auto-text-indent="false"/>
      <style:text-properties fo:language="en" fo:country="GB" officeooo:rsid="000a46be" officeooo:paragraph-rsid="000a46be"/>
    </style:style>
    <style:style style:name="P28" style:family="paragraph" style:parent-style-name="Standard">
      <style:text-properties fo:font-size="17pt" fo:language="en" fo:country="GB" style:text-underline-style="solid" style:text-underline-width="auto" style:text-underline-color="font-color" fo:font-weight="bold" style:font-size-asian="17pt" style:font-weight-asian="bold" style:font-size-complex="17pt"/>
    </style:style>
    <style:style style:name="P29" style:family="paragraph" style:parent-style-name="Standard">
      <style:text-properties fo:font-size="17pt" fo:language="en" fo:country="GB" style:text-underline-style="none" fo:font-weight="normal" officeooo:rsid="000383c0" officeooo:paragraph-rsid="000383c0" style:font-size-asian="17pt" style:font-weight-asian="normal" style:font-size-complex="17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666666" loext:opacity="100%" style:font-name="Roboto Light" fo:language="en" fo:country="GB" style:font-name-asian="Roboto Light1" style:font-name-complex="Roboto Light1"/>
    </style:style>
    <style:style style:name="P31" style:family="paragraph" style:parent-style-name="Standard">
      <style:paragraph-properties fo:line-height="100%" fo:orphans="0" fo:widows="0"/>
      <style:text-properties fo:color="#666666" loext:opacity="100%" style:font-name="Roboto Light" fo:font-size="11pt" fo:language="en" fo:country="GB" style:font-name-asian="Roboto Light1" style:font-size-asian="11pt" style:font-name-complex="Roboto Light1" style:font-size-complex="11pt"/>
    </style:style>
    <style:style style:name="P32" style:family="paragraph" style:parent-style-name="Standard">
      <style:paragraph-properties fo:line-height="100%" fo:text-align="center" style:justify-single-word="false" fo:orphans="0" fo:widows="0"/>
      <style:text-properties fo:color="#f1f3f4" loext:opacity="100%" fo:language="en" fo:country="GB" fo:font-weight="bold" style:font-weight-asian="bold"/>
    </style:style>
    <style:style style:name="P33" style:family="paragraph" style:parent-style-name="Standard">
      <style:paragraph-properties fo:line-height="100%" fo:orphans="0" fo:widows="0"/>
      <style:text-properties fo:color="#f1f3f4" loext:opacity="100%" fo:language="en" fo:country="GB" fo:font-weight="bold" style:font-weight-asian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fo:language="en" fo:country="GB" style:font-size-asian="14pt" style:font-size-complex="14pt"/>
    </style:style>
    <style:style style:name="P35" style:family="paragraph" style:parent-style-name="Standard">
      <style:paragraph-properties fo:margin-left="0.953cm" fo:margin-right="0cm" fo:text-indent="0cm" style:auto-text-indent="false"/>
      <style:text-properties fo:font-size="14pt" fo:language="en" fo:country="GB" officeooo:rsid="000944c6" officeooo:paragraph-rsid="000944c6" style:font-size-asian="14pt" style:font-size-complex="14pt"/>
    </style:style>
    <style:style style:name="P36" style:family="paragraph" style:parent-style-name="Standard">
      <style:paragraph-properties fo:margin-left="0.953cm" fo:margin-right="0cm" fo:text-indent="0cm" style:auto-text-indent="false"/>
      <style:text-properties officeooo:paragraph-rsid="000944c6"/>
    </style:style>
    <style:style style:name="P37" style:family="paragraph" style:parent-style-name="Title" style:master-page-name="Standard">
      <style:paragraph-properties fo:text-align="center" style:justify-single-word="false" style:page-number="1"/>
      <style:text-properties fo:language="en" fo:country="GB" officeooo:paragraph-rsid="00029c1a"/>
    </style:style>
    <style:style style:name="P38" style:family="paragraph" style:parent-style-name="Heading_20_2">
      <style:text-properties fo:language="en" fo:country="GB"/>
    </style:style>
    <style:style style:name="P39" style:family="paragraph" style:parent-style-name="Heading_20_3">
      <style:paragraph-properties fo:text-indent="0cm" style:auto-text-indent="false"/>
      <style:text-properties fo:language="en" fo:country="GB"/>
    </style:style>
    <style:style style:name="P40" style:family="paragraph" style:parent-style-name="Standard" style:list-style-name="WWNum1">
      <style:paragraph-properties fo:margin-left="1.905cm" fo:margin-right="0cm" fo:text-indent="-0.635cm" style:auto-text-indent="false"/>
      <style:text-properties fo:language="en" fo:country="GB" officeooo:rsid="00029c1a" officeooo:paragraph-rsid="00029c1a"/>
    </style:style>
    <style:style style:name="P41" style:family="paragraph" style:parent-style-name="Standard">
      <style:paragraph-properties fo:text-indent="0cm" style:auto-text-indent="false"/>
      <style:text-properties fo:language="en" fo:country="GB"/>
    </style:style>
    <style:style style:name="P42" style:family="paragraph" style:parent-style-name="Standard">
      <style:text-properties fo:language="en" fo:country="GB"/>
    </style:style>
    <style:style style:name="P4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officeooo:rsid="00020b5d"/>
    </style:style>
    <style:style style:name="T3" style:family="text">
      <style:text-properties fo:font-size="31pt" style:font-size-asian="31pt" style:font-size-complex="31pt"/>
    </style:style>
    <style:style style:name="T4" style:family="text">
      <style:text-properties fo:font-size="31pt" officeooo:rsid="00029c1a" style:font-size-asian="31pt" style:font-size-complex="31pt"/>
    </style:style>
    <style:style style:name="T5" style:family="text">
      <style:text-properties officeooo:rsid="000383c0"/>
    </style:style>
    <style:style style:name="T6" style:family="text">
      <style:text-properties officeooo:rsid="0004793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47932" style:font-size-asian="14pt" style:font-size-complex="14pt"/>
    </style:style>
    <style:style style:name="T9" style:family="text">
      <style:text-properties officeooo:rsid="000a3e6b"/>
    </style:style>
    <style:style style:name="T10" style:family="text">
      <style:text-properties fo:language="en" fo:country="GB" officeooo:rsid="000944c6"/>
    </style:style>
    <style:style style:name="T11" style:family="text">
      <style:text-properties fo:language="en" fo:country="GB" officeooo:rsid="000a3e6b"/>
    </style:style>
    <style:style style:name="gr1" style:family="graphic">
      <style:graphic-properties loext:decorative="fals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" form:control-implementation="ooo:com.sun.star.form.component.ComboBox" xml:id="control2" form:id="control2" form:dropdown="true" form:current-value="Finish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" form:control-implementation="ooo:com.sun.star.form.component.ComboBox" xml:id="control3" form:id="control3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" form:control-implementation="ooo:com.sun.star.form.component.ComboBox" xml:id="control4" form:id="control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5" form:control-implementation="ooo:com.sun.star.form.component.ComboBox" xml:id="control5" form:id="control5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6" form:control-implementation="ooo:com.sun.star.form.component.ComboBox" xml:id="control6" form:id="control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7" form:control-implementation="ooo:com.sun.star.form.component.ComboBox" xml:id="control7" form:id="control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8" form:control-implementation="ooo:com.sun.star.form.component.ComboBox" xml:id="control8" form:id="control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9" form:control-implementation="ooo:com.sun.star.form.component.ComboBox" xml:id="control9" form:id="control9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0" form:control-implementation="ooo:com.sun.star.form.component.ComboBox" xml:id="control10" form:id="control1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1" form:control-implementation="ooo:com.sun.star.form.component.ComboBox" xml:id="control11" form:id="control11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2" form:control-implementation="ooo:com.sun.star.form.component.ComboBox" xml:id="control12" form:id="control1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3" form:control-implementation="ooo:com.sun.star.form.component.ComboBox" xml:id="control13" form:id="control13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4" form:control-implementation="ooo:com.sun.star.form.component.ComboBox" xml:id="control14" form:id="control1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5" form:control-implementation="ooo:com.sun.star.form.component.ComboBox" xml:id="control15" form:id="control15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6" form:control-implementation="ooo:com.sun.star.form.component.ComboBox" xml:id="control16" form:id="control1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7" form:control-implementation="ooo:com.sun.star.form.component.ComboBox" xml:id="control17" form:id="control1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18" form:control-implementation="ooo:com.sun.star.form.component.ComboBox" xml:id="control18" form:id="control1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9" form:control-implementation="ooo:com.sun.star.form.component.ComboBox" xml:id="control19" form:id="control19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0" form:control-implementation="ooo:com.sun.star.form.component.ComboBox" xml:id="control20" form:id="control2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1" form:control-implementation="ooo:com.sun.star.form.component.ComboBox" xml:id="control21" form:id="control21" form:dropdown="true" form:current-value="Art" form:value="Art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2" form:control-implementation="ooo:com.sun.star.form.component.ComboBox" xml:id="control22" form:id="control2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3" form:control-implementation="ooo:com.sun.star.form.component.ComboBox" xml:id="control23" form:id="control23" form:dropdown="true" form:current-value="Audio" form:value="Audi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4" form:control-implementation="ooo:com.sun.star.form.component.ComboBox" xml:id="control24" form:id="control2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5" form:control-implementation="ooo:com.sun.star.form.component.ComboBox" xml:id="control25" form:id="control25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6" form:control-implementation="ooo:com.sun.star.form.component.ComboBox" xml:id="control26" form:id="control26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7" form:control-implementation="ooo:com.sun.star.form.component.ComboBox" xml:id="control27" form:id="control27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28" form:control-implementation="ooo:com.sun.star.form.component.ComboBox" xml:id="control28" form:id="control28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9" form:control-implementation="ooo:com.sun.star.form.component.ComboBox" xml:id="control29" form:id="control29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0" form:control-implementation="ooo:com.sun.star.form.component.ComboBox" xml:id="control30" form:id="control3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1" form:control-implementation="ooo:com.sun.star.form.component.ComboBox" xml:id="control31" form:id="control31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2" form:control-implementation="ooo:com.sun.star.form.component.ComboBox" xml:id="control32" form:id="control32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3" form:control-implementation="ooo:com.sun.star.form.component.ComboBox" xml:id="control33" form:id="control33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4" form:control-implementation="ooo:com.sun.star.form.component.ComboBox" xml:id="control34" form:id="control34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5" form:control-implementation="ooo:com.sun.star.form.component.ComboBox" xml:id="control35" form:id="control35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36" form:control-implementation="ooo:com.sun.star.form.component.ComboBox" xml:id="control36" form:id="control36" form:dropdown="true" form:current-value="Finish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9" form:control-implementation="ooo:com.sun.star.form.component.ComboBox" xml:id="control37" form:id="control37" form:dropdown="true" form:current-value="Other" form:value="Other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0" form:control-implementation="ooo:com.sun.star.form.component.ComboBox" xml:id="control38" form:id="control38" form:dropdown="true" form:current-value="Not started" form:value="Not start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41" form:control-implementation="ooo:com.sun.star.form.component.ComboBox" xml:id="control39" form:id="control39" form:dropdown="true" form:current-value="Coding" form:value="Coding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rt"/>
            <form:item form:label="Audio"/>
            <form:item form:label="Coding"/>
            <form:item form:label="Other"/>
          </form:combobox>
          <form:combobox form:name="Combo Box 42" form:control-implementation="ooo:com.sun.star.form.component.ComboBox" xml:id="control40" form:id="control40" form:dropdown="true" form:current-value="Not started" form:value="Finished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_lr899156xjnx"/><text:span text:style-name="T3"><text:s/></text:span><text:span text:style-name="T4">Going Out West</text:span></text:p>
      <text:p text:style-name="P13"><text:bookmark text:name="_k2hqrk99qjg6"/>DESIGN DOCUMENT</text:p>
      <text:p text:style-name="P30"/>
      <text:p text:style-name="P10"/>
      <text:p text:style-name="P2"><text:bookmark text:name="_shm85ku81o6b"/><text:bookmark-start text:name="__RefHeading___Toc1349_4060707504"/>Introduction<text:bookmark-end text:name="__RefHeading___Toc1349_4060707504"/></text:p>
      <text:p text:style-name="P3"><text:bookmark text:name="_cs1x44f4u87l"/><text:bookmark-start text:name="__RefHeading___Toc1351_4060707504"/>Game Summary Pitch<text:bookmark-end text:name="__RefHeading___Toc1351_4060707504"/></text:p>
      <text:p text:style-name="P11">An <text:s/>old school isometric Zelda like, set in a post apocalyptic world (America styled but not out right America). With an emphasis on exploration and environmental story telling your character will bring the law to a lawless land. </text:p>
      <text:p text:style-name="P6"><text:tab/></text:p>
      <text:p text:style-name="P4"><text:bookmark text:name="_lbh33z51d5yr"/><text:bookmark-start text:name="__RefHeading___Toc1383_4060707504"/>Inspiration<text:bookmark-end text:name="__RefHeading___Toc1383_4060707504"/></text:p>
      <text:p text:style-name="P12">Heavily inspired by Link to the Past and Links’s Awakening with the general game play. Wasteland 2 and 3 for the actual setting of a destroyed world that survives in any way it can. Spaghetti Westerns for the tone but with light hearted humour from NPCs and Easter eggs. </text:p>
      <text:p text:style-name="P6"/>
      <text:p text:style-name="P8"><text:bookmark text:name="_ctsr07kbgx7j"/><text:bookmark-start text:name="__RefHeading___Toc1381_4060707504"/>Player Experience<text:bookmark-end text:name="__RefHeading___Toc1381_4060707504"/></text:p>
      <text:p text:style-name="P12">The player will explore the land, finding items to unlock further progress, explore dungeons, slay bosses, find weapons and upgrades before facing the final bounty</text:p>
      <text:p text:style-name="P4"><text:bookmark text:name="_jbgbd05p9r45"/><text:bookmark-start text:name="__RefHeading___Toc1379_4060707504"/>Platform<text:bookmark-end text:name="__RefHeading___Toc1379_4060707504"/></text:p>
      <text:p text:style-name="P6">The game is developed to be released on windows PC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9"><text:bookmark text:name="_qki4yp1hr52t"/><text:bookmark-start text:name="__RefHeading___Toc1377_4060707504"/>Development Software<text:bookmark-end text:name="__RefHeading___Toc1377_4060707504"/></text:p>
      <text:list text:style-name="WWNum1">
        <text:list-item>
          <text:p text:style-name="P40">Development will be on Unity, with artwork <text:span text:style-name="T5">and animations i</text:span>n Aseprite and music in <text:span text:style-name="T5">a yet undecided DAW</text:span></text:p>
        </text:list-item>
      </text:list>
      <text:p text:style-name="P7"/>
      <text:p text:style-name="P4"><text:bookmark text:name="_e2dtzid2e6zz"/><text:bookmark-start text:name="__RefHeading___Toc1375_4060707504"/>Genre<text:bookmark-end text:name="__RefHeading___Toc1375_4060707504"/></text:p>
      <text:p text:style-name="P18">Old School Isometric Adventure RPG</text:p>
      <text:p text:style-name="P7"/>
      <text:p text:style-name="P4"><text:bookmark text:name="_jbmf5pbr5wnw"/><text:bookmark-start text:name="__RefHeading___Toc1373_4060707504"/>Target Audience<text:bookmark-end text:name="__RefHeading___Toc1373_4060707504"/></text:p>
      <text:p text:style-name="P22"><text:span text:style-name="T5">For lovers of Old School Zelda, Tunic, Westerns and Post Apocalyptic stories</text:span><text:bookmark text:name="_u6qp025jqn5k"/><text:span text:style-name="T5">.</text:span></text:p>
      <text:p text:style-name="P3"><text:bookmark text:name="_bthowosf56oe"/><text:bookmark-start text:name="__RefHeading___Toc1371_4060707504"/>Gameplay overview<text:bookmark-end text:name="__RefHeading___Toc1371_4060707504"/></text:p>
      <text:p text:style-name="P18">Exploring the world section by section, completing dungeons to unlock items that unlock other areas, completing fighting bosses and completing side quests for upgrades. </text:p>
      <text:p text:style-name="P7"/>
      <text:p text:style-name="P5"><text:bookmark text:name="_syu9g7w3n7m6"/><text:bookmark-start text:name="__RefHeading___Toc1369_4060707504"/>Theme Interpretation <text:bookmark-end text:name="__RefHeading___Toc1369_4060707504"/></text:p>
      <text:p text:style-name="P19"><text:tab/><text:span text:style-name="T6">Law and order in a decaying lawless world, undertones of revenge, right and wrong, the meaning of justice and liberty. </text:span></text:p>
      <text:p text:style-name="P3"><text:bookmark text:name="_jcjh7x82c5yt"/><text:bookmark-start text:name="__RefHeading___Toc1367_4060707504"/>Primary Mechanics<text:bookmark-end text:name="__RefHeading___Toc1367_4060707504"/></text:p>
      <text:p text:style-name="P29"><text:tab/><text:span text:style-name="T7">Ranged combat, explosives, dodge roll</text:span><text:span text:style-name="T8">s</text:span><text:span text:style-name="T7">, grapple hook as a</text:span><text:span text:style-name="T8">n</text:span><text:span text:style-name="T7"> </text:span><text:span text:style-name="T8">item <text:tab/></text:span><text:span text:style-name="T7">pulling and traversal tool</text:span></text:p>
      <text:p text:style-name="P34"><text:tab/></text:p>
      <text:p text:style-name="P2"/>
      <text:p text:style-name="P10"/>
      <text:p text:style-name="P2"><text:bookmark text:name="_fd7k7ms9xahz"/><text:bookmark-start text:name="__RefHeading___Toc1345_4060707504"/><text:soft-page-break/>Art<text:bookmark-end text:name="__RefHeading___Toc1345_4060707504"/><text:bookmark text:name="_d6rhu12civ1h"/></text:p>
      <text:p text:style-name="P3"><text:bookmark text:name="_i362so7pn7yr"/><text:bookmark-start text:name="__RefHeading___Toc1361_4060707504"/>Design<text:bookmark-end text:name="__RefHeading___Toc1361_4060707504"/></text:p>
      <text:p text:style-name="P35">Very 16bit Zelda inspired, bright colours on the over world with darker tones in the dungeon. Colour palette changing depending on the biome </text:p>
      <text:p text:style-name="P14"/>
      <text:p text:style-name="P3"><text:bookmark text:name="_4jwca12ji8fd"/><text:bookmark-start text:name="__RefHeading___Toc1359_4060707504"/>Music<text:bookmark-end text:name="__RefHeading___Toc1359_4060707504"/></text:p>
      <text:p text:style-name="P36"><text:span text:style-name="T10">Again reminiscent of 16bit consoles, not overly complex but with Spaghetti western feel to it. Very minimal aside from the main theme </text:span><text:span text:style-name="T11">which will have a very </text:span>Ennio Morricone <text:span text:style-name="T9">feel.</text:span></text:p>
      <text:p text:style-name="P25"><text:bookmark-start text:name="__RefHeading___Toc1357_4060707504"/>Sound Effects<text:bookmark-end text:name="__RefHeading___Toc1357_4060707504"/></text:p>
      <text:p text:style-name="P26"><text:bookmark text:name="docs-internal-guid-7016f6a9-7fff-4813-332f-4743efb4a078"/>To add more flare and polish to the experience, a multitude of environmental sound effects. Wind wooshing, gun shots, various sounds to give dungeons a sense of life, water drips, computer beeps and boops, waves</text:p>
      <text:p text:style-name="P2"><text:bookmark text:name="_22omlnwl6y5o"/><text:bookmark-start text:name="__RefHeading___Toc1343_4060707504"/>Game Experience<text:bookmark-end text:name="__RefHeading___Toc1343_4060707504"/></text:p>
      <text:p text:style-name="P3"><text:bookmark text:name="_iuk39sf32irh"/><text:bookmark-start text:name="__RefHeading___Toc1355_4060707504"/>UI<text:bookmark-end text:name="__RefHeading___Toc1355_4060707504"/></text:p>
      <text:p text:style-name="P24">Very minimal UI. Health bar and currently equipped items and ammo count.</text:p>
      <text:p text:style-name="P3"/>
      <text:p text:style-name="P10"/>
      <text:p text:style-name="P10"/>
      <text:p text:style-name="P10"/>
      <text:p text:style-name="P10"/>
      <text:p text:style-name="P10"/>
      <text:p text:style-name="P5"/>
      <text:p text:style-name="P41"/>
      <text:p text:style-name="P41"/>
      <text:p text:style-name="P41"/>
      <text:p text:style-name="P41"/>
      <text:p text:style-name="P41"><text:soft-page-break/></text:p>
      <text:p text:style-name="P5"><text:bookmark text:name="_t6olaicbthga"/><text:bookmark-start text:name="__RefHeading___Toc1353_4060707504"/>Controls<text:bookmark-end text:name="__RefHeading___Toc1353_4060707504"/></text:p>
      <text:p text:style-name="P23">Keyboard </text:p>
      <text:p text:style-name="P20">WASD: Movement</text:p>
      <text:p text:style-name="P20">Numbers: Inventory hotswapping</text:p>
      <text:p text:style-name="P20">Enter – Attack</text:p>
      <text:p text:style-name="P20">Space – Dodge</text:p>
      <text:p text:style-name="P20">Shift – Use/Read/Pickup</text:p>
      <text:p text:style-name="P20">Q - Heal</text:p>
      <text:p text:style-name="P6"><text:line-break/><text:span text:style-name="T1">Gamepad</text:span></text:p>
      <text:p text:style-name="P6"><text:tab/></text:p>
      <text:p text:style-name="P21">DPAD/joystick – movement</text:p>
      <text:p text:style-name="P21">Right Trigger – attack</text:p>
      <text:p text:style-name="P27">Left and right bumpers – inventory hotswapping</text:p>
      <text:p text:style-name="P21">A – Use/Read/Pickup</text:p>
      <text:p text:style-name="P21">B – Dodge</text:p>
      <text:p text:style-name="P21">Start – Menu</text:p>
      <text:p text:style-name="P21">X - he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bookmark text:name="_kaivpvwbg91t"/><text:bookmark-start text:name="__RefHeading___Toc1341_4060707504"/><text:soft-page-break/>Development Timeline<text:bookmark-end text:name="__RefHeading___Toc1341_4060707504"/></text:p>
      <text:p text:style-name="P10"/>
      <text:p text:style-name="P28">MINIMUM VIABLE PRODUCT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32">#</text:p>
            </table:table-cell>
            <table:table-cell table:style-name="Table3.A1" office:value-type="string">
              <text:p text:style-name="P33">Assignment</text:p>
            </table:table-cell>
            <table:table-cell table:style-name="Table3.A1" office:value-type="string">
              <text:p text:style-name="P33">Type</text:p>
            </table:table-cell>
            <table:table-cell table:style-name="Table3.A1" office:value-type="string">
              <text:p text:style-name="P33">Status</text:p>
            </table:table-cell>
            <table:table-cell table:style-name="Table3.A1" office:value-type="string">
              <text:p text:style-name="P33">Finish By</text:p>
            </table:table-cell>
            <table:table-cell table:style-name="Table3.A1" office:value-type="string">
              <text:p text:style-name="P33">Note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6">Design Document</text:p>
          </table:table-cell>
          <table:table-cell table:style-name="Table3.A2" office:value-type="string">
            <text:p text:style-name="P16"><draw:control text:anchor-type="as-char" draw:z-index="0" draw:name="Shape2" draw:style-name="gr1" draw:text-style-name="P43" svg:width="2.244cm" svg:height="0.736cm" draw:control="control1"/></text:p>
          </table:table-cell>
          <table:table-cell table:style-name="Table3.A2" office:value-type="string">
            <text:p text:style-name="P16"><draw:control text:anchor-type="as-char" draw:z-index="1" draw:name="Shape3" draw:style-name="gr1" draw:text-style-name="P43" svg:width="3.065cm" svg:height="0.736cm" draw:control="control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Create player and wall assets</text:p>
          </table:table-cell>
          <table:table-cell table:style-name="Table3.A2" office:value-type="string">
            <text:p text:style-name="P16"><draw:control text:anchor-type="as-char" draw:z-index="2" draw:name="Shape4" draw:style-name="gr1" draw:text-style-name="P43" svg:width="2.244cm" svg:height="0.736cm" draw:control="control3"/></text:p>
          </table:table-cell>
          <table:table-cell table:style-name="Table3.A2" office:value-type="string">
            <text:p text:style-name="P16"><draw:control text:anchor-type="as-char" draw:z-index="3" draw:name="Shape5" draw:style-name="gr1" draw:text-style-name="P43" svg:width="3.065cm" svg:height="0.736cm" draw:control="control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Prototype for GDD is done</text:p>
          </table:table-cell>
        </table:table-row>
        <table:table-row table:style-name="Table3.1"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6">Main menu theme</text:p>
          </table:table-cell>
          <table:table-cell table:style-name="Table3.A2" office:value-type="string">
            <text:p text:style-name="P16"><draw:control text:anchor-type="as-char" draw:z-index="4" draw:name="Shape6" draw:style-name="gr1" draw:text-style-name="P43" svg:width="2.244cm" svg:height="0.736cm" draw:control="control5"/></text:p>
          </table:table-cell>
          <table:table-cell table:style-name="Table3.A2" office:value-type="string">
            <text:p text:style-name="P16"><draw:control text:anchor-type="as-char" draw:z-index="5" draw:name="Shape7" draw:style-name="gr1" draw:text-style-name="P43" svg:width="3.065cm" svg:height="0.736cm" draw:control="control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Can be really short, player won’t be on main menu for long</text:p>
          </table:table-cell>
        </table:table-row>
        <table:table-row table:style-name="Table3.1"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6">UI / Main menu</text:p>
          </table:table-cell>
          <table:table-cell table:style-name="Table3.A2" office:value-type="string">
            <text:p text:style-name="P16"><draw:control text:anchor-type="as-char" draw:z-index="6" draw:name="Shape8" draw:style-name="gr1" draw:text-style-name="P43" svg:width="2.244cm" svg:height="0.736cm" draw:control="control7"/></text:p>
          </table:table-cell>
          <table:table-cell table:style-name="Table3.A2" office:value-type="string">
            <text:p text:style-name="P16"><draw:control text:anchor-type="as-char" draw:z-index="7" draw:name="Shape9" draw:style-name="gr1" draw:text-style-name="P43" svg:width="3.065cm" svg:height="0.736cm" draw:control="control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Button UI, screen transition, title screen</text:p>
          </table:table-cell>
        </table:table-row>
        <table:table-row table:style-name="Table3.1"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6">Level theme</text:p>
          </table:table-cell>
          <table:table-cell table:style-name="Table3.A2" office:value-type="string">
            <text:p text:style-name="P16"><draw:control text:anchor-type="as-char" draw:z-index="8" draw:name="Shape10" draw:style-name="gr1" draw:text-style-name="P43" svg:width="2.244cm" svg:height="0.736cm" draw:control="control9"/></text:p>
          </table:table-cell>
          <table:table-cell table:style-name="Table3.A2" office:value-type="string">
            <text:p text:style-name="P16"><draw:control text:anchor-type="as-char" draw:z-index="9" draw:name="Shape11" draw:style-name="gr1" draw:text-style-name="P43" svg:width="3.065cm" svg:height="0.736cm" draw:control="control1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Should be more substantial and not annoying</text:p>
          </table:table-cell>
        </table:table-row>
        <table:table-row table:style-name="Table3.1">
          <table:table-cell table:style-name="Table3.A2" office:value-type="string">
            <text:p text:style-name="P15">6</text:p>
          </table:table-cell>
          <table:table-cell table:style-name="Table3.A2" office:value-type="string">
            <text:p text:style-name="P16">Simple player movement</text:p>
          </table:table-cell>
          <table:table-cell table:style-name="Table3.A2" office:value-type="string">
            <text:p text:style-name="P16"><draw:control text:anchor-type="as-char" draw:z-index="10" draw:name="Shape12" draw:style-name="gr1" draw:text-style-name="P43" svg:width="2.244cm" svg:height="0.736cm" draw:control="control11"/></text:p>
          </table:table-cell>
          <table:table-cell table:style-name="Table3.A2" office:value-type="string">
            <text:p text:style-name="P16"><draw:control text:anchor-type="as-char" draw:z-index="11" draw:name="Shape13" draw:style-name="gr1" draw:text-style-name="P43" svg:width="3.065cm" svg:height="0.736cm" draw:control="control1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Move single cells around and collide with walls</text:p>
          </table:table-cell>
        </table:table-row>
        <table:table-row table:style-name="Table3.1">
          <table:table-cell table:style-name="Table3.A2" office:value-type="string">
            <text:p text:style-name="P15">7</text:p>
          </table:table-cell>
          <table:table-cell table:style-name="Table3.A2" office:value-type="string">
            <text:p text:style-name="P16">Complex player movement</text:p>
          </table:table-cell>
          <table:table-cell table:style-name="Table3.A2" office:value-type="string">
            <text:p text:style-name="P16"><draw:control text:anchor-type="as-char" draw:z-index="12" draw:name="Shape14" draw:style-name="gr1" draw:text-style-name="P43" svg:width="2.244cm" svg:height="0.736cm" draw:control="control13"/></text:p>
          </table:table-cell>
          <table:table-cell table:style-name="Table3.A2" office:value-type="string">
            <text:p text:style-name="P16"><draw:control text:anchor-type="as-char" draw:z-index="13" draw:name="Shape15" draw:style-name="gr1" draw:text-style-name="P43" svg:width="3.065cm" svg:height="0.736cm" draw:control="control1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Multi cell masses act together to collide with walls</text:p>
          </table:table-cell>
        </table:table-row>
        <table:table-row table:style-name="Table3.1"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6">Spikes and holes with player interactions</text:p>
          </table:table-cell>
          <table:table-cell table:style-name="Table3.A2" office:value-type="string">
            <text:p text:style-name="P16"><draw:control text:anchor-type="as-char" draw:z-index="14" draw:name="Shape16" draw:style-name="gr1" draw:text-style-name="P43" svg:width="2.244cm" svg:height="0.736cm" draw:control="control15"/></text:p>
          </table:table-cell>
          <table:table-cell table:style-name="Table3.A2" office:value-type="string">
            <text:p text:style-name="P16"><draw:control text:anchor-type="as-char" draw:z-index="15" draw:name="Shape17" draw:style-name="gr1" draw:text-style-name="P43" svg:width="3.065cm" svg:height="0.736cm" draw:control="control1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Implement spike and holes mechanics</text:p>
          </table:table-cell>
        </table:table-row>
        <table:table-row table:style-name="Table3.1">
          <table:table-cell table:style-name="Table3.A2" office:value-type="string">
            <text:p text:style-name="P15">9</text:p>
          </table:table-cell>
          <table:table-cell table:style-name="Table3.A2" office:value-type="string">
            <text:p text:style-name="P16">Fruit interaction</text:p>
          </table:table-cell>
          <table:table-cell table:style-name="Table3.A2" office:value-type="string">
            <text:p text:style-name="P16"><draw:control text:anchor-type="as-char" draw:z-index="16" draw:name="Shape18" draw:style-name="gr1" draw:text-style-name="P43" svg:width="2.244cm" svg:height="0.736cm" draw:control="control17"/></text:p>
          </table:table-cell>
          <table:table-cell table:style-name="Table3.A2" office:value-type="string">
            <text:p text:style-name="P16"><draw:control text:anchor-type="as-char" draw:z-index="17" draw:name="Shape19" draw:style-name="gr1" draw:text-style-name="P43" svg:width="3.065cm" svg:height="0.736cm" draw:control="control1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/>
          </table:table-cell>
        </table:table-row>
        <table:table-row table:style-name="Table3.1"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16">Special effects</text:p>
          </table:table-cell>
          <table:table-cell table:style-name="Table3.A2" office:value-type="string">
            <text:p text:style-name="P16"><draw:control text:anchor-type="as-char" draw:z-index="18" draw:name="Shape20" draw:style-name="gr1" draw:text-style-name="P43" svg:width="2.244cm" svg:height="0.736cm" draw:control="control19"/></text:p>
          </table:table-cell>
          <table:table-cell table:style-name="Table3.A2" office:value-type="string">
            <text:p text:style-name="P16"><draw:control text:anchor-type="as-char" draw:z-index="19" draw:name="Shape21" draw:style-name="gr1" draw:text-style-name="P43" svg:width="3.065cm" svg:height="0.736cm" draw:control="control2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Dust particles during movement</text:p>
          </table:table-cell>
        </table:table-row>
        <table:table-row table:style-name="Table3.1">
          <table:table-cell table:style-name="Table3.A2" office:value-type="string">
            <text:p text:style-name="P15">11</text:p>
          </table:table-cell>
          <table:table-cell table:style-name="Table3.A2" office:value-type="string">
            <text:p text:style-name="P16">Player animation</text:p>
          </table:table-cell>
          <table:table-cell table:style-name="Table3.A2" office:value-type="string">
            <text:p text:style-name="P16"><draw:control text:anchor-type="as-char" draw:z-index="20" draw:name="Shape22" draw:style-name="gr1" draw:text-style-name="P43" svg:width="2.244cm" svg:height="0.736cm" draw:control="control21"/></text:p>
          </table:table-cell>
          <table:table-cell table:style-name="Table3.A2" office:value-type="string">
            <text:p text:style-name="P16"><draw:control text:anchor-type="as-char" draw:z-index="21" draw:name="Shape23" draw:style-name="gr1" draw:text-style-name="P43" svg:width="3.065cm" svg:height="0.736cm" draw:control="control2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Idle blinks, movement polish</text:p>
          </table:table-cell>
        </table:table-row>
        <table:table-row table:style-name="Table3.1">
          <table:table-cell table:style-name="Table3.A2" office:value-type="string">
            <text:p text:style-name="P15">12</text:p>
          </table:table-cell>
          <table:table-cell table:style-name="Table3.A2" office:value-type="string">
            <text:p text:style-name="P16">Sound effects</text:p>
          </table:table-cell>
          <table:table-cell table:style-name="Table3.A2" office:value-type="string">
            <text:p text:style-name="P16"><draw:control text:anchor-type="as-char" draw:z-index="22" draw:name="Shape24" draw:style-name="gr1" draw:text-style-name="P43" svg:width="2.244cm" svg:height="0.736cm" draw:control="control23"/></text:p>
          </table:table-cell>
          <table:table-cell table:style-name="Table3.A2" office:value-type="string">
            <text:p text:style-name="P16"><draw:control text:anchor-type="as-char" draw:z-index="23" draw:name="Shape25" draw:style-name="gr1" draw:text-style-name="P43" svg:width="3.065cm" svg:height="0.736cm" draw:control="control2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Player movement, UI interaction</text:p>
          </table:table-cell>
        </table:table-row>
        <table:table-row table:style-name="Table3.1">
          <table:table-cell table:style-name="Table3.A2" office:value-type="string">
            <text:p text:style-name="P15">13</text:p>
          </table:table-cell>
          <table:table-cell table:style-name="Table3.A2" office:value-type="string">
            <text:p text:style-name="P16">Pause menu</text:p>
          </table:table-cell>
          <table:table-cell table:style-name="Table3.A2" office:value-type="string">
            <text:p text:style-name="P16"><draw:control text:anchor-type="as-char" draw:z-index="24" draw:name="Shape26" draw:style-name="gr1" draw:text-style-name="P43" svg:width="2.244cm" svg:height="0.736cm" draw:control="control25"/></text:p>
          </table:table-cell>
          <table:table-cell table:style-name="Table3.A2" office:value-type="string">
            <text:p text:style-name="P16"><draw:control text:anchor-type="as-char" draw:z-index="25" draw:name="Shape27" draw:style-name="gr1" draw:text-style-name="P43" svg:width="3.065cm" svg:height="0.736cm" draw:control="control2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Access to the main menu or resetting the level</text:p>
          </table:table-cell>
        </table:table-row>
        <text:soft-page-break/>
        <table:table-row table:style-name="Table3.1">
          <table:table-cell table:style-name="Table3.A2" office:value-type="string">
            <text:p text:style-name="P15">14</text:p>
          </table:table-cell>
          <table:table-cell table:style-name="Table3.A2" office:value-type="string">
            <text:p text:style-name="P16">Level select menu</text:p>
          </table:table-cell>
          <table:table-cell table:style-name="Table3.A2" office:value-type="string">
            <text:p text:style-name="P16"><draw:control text:anchor-type="as-char" draw:z-index="26" draw:name="Shape28" draw:style-name="gr1" draw:text-style-name="P43" svg:width="2.244cm" svg:height="0.736cm" draw:control="control27"/></text:p>
          </table:table-cell>
          <table:table-cell table:style-name="Table3.A2" office:value-type="string">
            <text:p text:style-name="P16"><draw:control text:anchor-type="as-char" draw:z-index="27" draw:name="Shape29" draw:style-name="gr1" draw:text-style-name="P43" svg:width="3.065cm" svg:height="0.736cm" draw:control="control28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/>
          </table:table-cell>
        </table:table-row>
        <table:table-row table:style-name="Table3.1">
          <table:table-cell table:style-name="Table3.A2" office:value-type="string">
            <text:p text:style-name="P15">15</text:p>
          </table:table-cell>
          <table:table-cell table:style-name="Table3.A2" office:value-type="string">
            <text:p text:style-name="P16"><text:span text:style-name="T9">Area</text:span> design (1-7)</text:p>
          </table:table-cell>
          <table:table-cell table:style-name="Table3.A2" office:value-type="string">
            <text:p text:style-name="P16"><draw:control text:anchor-type="as-char" draw:z-index="28" draw:name="Shape30" draw:style-name="gr1" draw:text-style-name="P43" svg:width="2.244cm" svg:height="0.736cm" draw:control="control29"/></text:p>
          </table:table-cell>
          <table:table-cell table:style-name="Table3.A2" office:value-type="string">
            <text:p text:style-name="P16"><draw:control text:anchor-type="as-char" draw:z-index="29" draw:name="Shape31" draw:style-name="gr1" draw:text-style-name="P43" svg:width="3.065cm" svg:height="0.736cm" draw:control="control30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Create <text:span text:style-name="T9">areas</text:span> 1 through 7</text:p>
          </table:table-cell>
        </table:table-row>
        <table:table-row table:style-name="Table3.1">
          <table:table-cell table:style-name="Table3.A2" office:value-type="string">
            <text:p text:style-name="P15">16</text:p>
          </table:table-cell>
          <table:table-cell table:style-name="Table3.A2" office:value-type="string">
            <text:p text:style-name="P16">Level <text:span text:style-name="T9">areas</text:span> (8-15)</text:p>
          </table:table-cell>
          <table:table-cell table:style-name="Table3.A2" office:value-type="string">
            <text:p text:style-name="P16"><draw:control text:anchor-type="as-char" draw:z-index="30" draw:name="Shape32" draw:style-name="gr1" draw:text-style-name="P43" svg:width="2.244cm" svg:height="0.736cm" draw:control="control31"/></text:p>
          </table:table-cell>
          <table:table-cell table:style-name="Table3.A2" office:value-type="string">
            <text:p text:style-name="P16"><draw:control text:anchor-type="as-char" draw:z-index="31" draw:name="Shape33" draw:style-name="gr1" draw:text-style-name="P43" svg:width="3.065cm" svg:height="0.736cm" draw:control="control32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Create <text:span text:style-name="T9">areas</text:span> 7 through 15</text:p>
          </table:table-cell>
        </table:table-row>
        <table:table-row table:style-name="Table3.1">
          <table:table-cell table:style-name="Table3.A2" office:value-type="string">
            <text:p text:style-name="P15">17</text:p>
          </table:table-cell>
          <table:table-cell table:style-name="Table3.A2" office:value-type="string">
            <text:p text:style-name="P16">Any extra polish</text:p>
          </table:table-cell>
          <table:table-cell table:style-name="Table3.A2" office:value-type="string">
            <text:p text:style-name="P16"><draw:control text:anchor-type="as-char" draw:z-index="32" draw:name="Shape34" draw:style-name="gr1" draw:text-style-name="P43" svg:width="2.244cm" svg:height="0.736cm" draw:control="control33"/></text:p>
          </table:table-cell>
          <table:table-cell table:style-name="Table3.A2" office:value-type="string">
            <text:p text:style-name="P16"><draw:control text:anchor-type="as-char" draw:z-index="33" draw:name="Shape35" draw:style-name="gr1" draw:text-style-name="P43" svg:width="3.065cm" svg:height="0.736cm" draw:control="control34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/>
          </table:table-cell>
        </table:table-row>
        <table:table-row table:style-name="Table3.1">
          <table:table-cell table:style-name="Table3.A2" office:value-type="string">
            <text:p text:style-name="P15">18</text:p>
          </table:table-cell>
          <table:table-cell table:style-name="Table3.A2" office:value-type="string">
            <text:p text:style-name="P16">SUBMIT</text:p>
          </table:table-cell>
          <table:table-cell table:style-name="Table3.A2" office:value-type="string">
            <text:p text:style-name="P16"><draw:control text:anchor-type="as-char" draw:z-index="34" draw:name="Shape36" draw:style-name="gr1" draw:text-style-name="P43" svg:width="2.244cm" svg:height="0.736cm" draw:control="control35"/></text:p>
          </table:table-cell>
          <table:table-cell table:style-name="Table3.A2" office:value-type="string">
            <text:p text:style-name="P16"><draw:control text:anchor-type="as-char" draw:z-index="35" draw:name="Shape37" draw:style-name="gr1" draw:text-style-name="P43" svg:width="3.065cm" svg:height="0.736cm" draw:control="control36"/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1">Create Itch Page and upload</text:p>
          </table:table-cell>
        </table:table-row>
      </table:table>
      <text:p text:style-name="P7"/>
      <text:p text:style-name="P28">BEYOND (if ahead of schedule / extra time)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6">Extra <text:span text:style-name="T2">dungeons/areas</text:span></text:p>
          </table:table-cell>
          <table:table-cell table:style-name="Table4.A1" office:value-type="string">
            <text:p text:style-name="P16"><draw:control text:anchor-type="as-char" draw:z-index="36" draw:name="Shape40" draw:style-name="gr1" draw:text-style-name="P43" svg:width="2.244cm" svg:height="0.736cm" draw:control="control37"/></text:p>
          </table:table-cell>
          <table:table-cell table:style-name="Table4.A1" office:value-type="string">
            <text:p text:style-name="P16"><draw:control text:anchor-type="as-char" draw:z-index="37" draw:name="Shape41" draw:style-name="gr1" draw:text-style-name="P43" svg:width="3.065cm" svg:height="0.736cm" draw:control="control38"/></text:p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16">Settings Menu</text:p>
          </table:table-cell>
          <table:table-cell table:style-name="Table4.A1" office:value-type="string">
            <text:p text:style-name="P16"><draw:control text:anchor-type="as-char" draw:z-index="38" draw:name="Shape42" draw:style-name="gr1" draw:text-style-name="P43" svg:width="2.244cm" svg:height="0.736cm" draw:control="control39"/></text:p>
          </table:table-cell>
          <table:table-cell table:style-name="Table4.A1" office:value-type="string">
            <text:p text:style-name="P16"><draw:control text:anchor-type="as-char" draw:z-index="39" draw:name="Shape43" draw:style-name="gr1" draw:text-style-name="P43" svg:width="3.065cm" svg:height="0.736cm" draw:control="control40"/></text:p>
          </table:table-cell>
          <table:table-cell table:style-name="Table4.A1" office:value-type="string">
            <text:p text:style-name="P31">Volume slider, fullscreen toggl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434343" loext:opacity="100%" style:font-name="Roboto" fo:font-size="14pt" fo:language="en" fo:country="GB" style:letter-kerning="false" style:font-name-asian="Roboto1" style:font-size-asian="14pt" style:language-asian="zh" style:country-asian="CN" style:font-name-complex="Roboto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34343" loext:opacity="100%" style:font-name="Roboto" fo:font-size="14pt" fo:language="en" fo:country="GB" style:letter-kerning="false" style:font-name-asian="Roboto1" style:font-size-asian="14pt" style:language-asian="zh" style:country-asian="CN" style:font-name-complex="Roboto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color="#000000" loext:opacity="100%" style:font-name="Roboto" fo:font-family="Roboto" style:font-family-generic="roman" style:font-pitch="variable" fo:font-size="20pt" fo:font-weight="bold" style:font-name-asian="Roboto1" style:font-family-asian="Roboto" style:font-family-generic-asian="system" style:font-pitch-asian="variable" style:font-size-asian="20pt" style:font-weight-asian="bold" style:font-name-complex="Roboto1" style:font-family-complex="Roboto" style:font-family-generic-complex="system" style:font-pitch-complex="variable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564cm" fo:margin-bottom="0.141cm" style:contextual-spacing="false" fo:line-height="100%" fo:keep-together="always" fo:text-indent="-0.635cm" style:auto-text-indent="false" fo:keep-with-next="always"/>
      <style:text-properties fo:color="#000000" loext:opacity="100%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000000" loext:opacity="100%" style:font-name="Roboto Black" fo:font-family="'Roboto Black'" style:font-family-generic="roman" style:font-pitch="variable" fo:font-size="26pt" style:font-name-asian="Roboto Black1" style:font-family-asian="'Roboto Black'" style:font-family-generic-asian="system" style:font-pitch-asian="variable" style:font-size-asian="26pt" style:font-name-complex="Roboto Black1" style:font-family-complex="'Roboto Black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GB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7-24T21:50:39.462000000</dc:date>
    <meta:editing-duration>PT24M57S</meta:editing-duration>
    <meta:editing-cycles>9</meta:editing-cycles>
    <meta:document-statistic meta:table-count="2" meta:image-count="0" meta:object-count="0" meta:page-count="6" meta:paragraph-count="156" meta:word-count="571" meta:character-count="3457" meta:non-whitespace-character-count="2973"/>
  </office:meta>
</office:document-meta>
</file>